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orläufiger Kostenvoranschlag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9"/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rodukt</text:p>
          </table:table-cell>
          <table:table-cell table:style-name="ce4" office:value-type="string" calcext:value-type="string">
            <text:p>Kosten</text:p>
          </table:table-cell>
          <table:table-cell table:style-name="ce7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Switch</text:p>
          </table:table-cell>
          <table:table-cell table:style-name="ce4" office:value-type="float" office:value="125.9" calcext:value-type="float">
            <text:p>125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uter</text:p>
          </table:table-cell>
          <table:table-cell table:style-name="ce4" office:value-type="float" office:value="267.9" calcext:value-type="float">
            <text:p>267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WL</text:p>
          </table:table-cell>
          <table:table-cell table:style-name="ce4" office:value-type="float" office:value="13.59" calcext:value-type="float">
            <text:p>13,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 Kabel</text:p>
          </table:table-cell>
          <table:table-cell table:style-name="ce5" office:value-type="float" office:value="3.95" calcext:value-type="float">
            <text:p>3,95</text:p>
          </table:table-cell>
          <table:table-cell table:style-name="ce4" office:value-type="string" calcext:value-type="string">
            <text:p>x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werline Adapter 3x</text:p>
          </table:table-cell>
          <table:table-cell table:style-name="ce4" office:value-type="float" office:value="74.9" calcext:value-type="float">
            <text:p>74,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tt</text:p>
          </table:table-cell>
          <table:table-cell table:style-name="ce5" office:value-type="float" office:value="5.95" calcext:value-type="float">
            <text:p>5,95</text:p>
          </table:table-cell>
          <table:table-cell table:style-name="ce4"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ckdosen</text:p>
          </table:table-cell>
          <table:table-cell table:style-name="ce5" office:value-type="float" office:value="16.99" calcext:value-type="float">
            <text:p>16,99</text:p>
          </table:table-cell>
          <table:table-cell table:style-name="ce4" office:value-type="string" calcext:value-type="string">
            <text:p>x6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1" office:value-type="string" calcext:value-type="string">
            <text:p>Raspberry</text:p>
          </table:table-cell>
          <table:table-cell table:style-name="ce4" office:value-type="float" office:value="114.9" calcext:value-type="float">
            <text:p>114,9</text:p>
          </table:table-cell>
        </table:table-row>
        <table:table-row table:style-name="ro1">
          <table:table-cell/>
          <table:table-cell table:style-name="ce3"/>
          <table:table-cell table:style-name="ce6" table:formula="of:=[.C6]+[.C7]+[.C8]+([.C9] * 11)+[.C10]+([.C11]*2)+([.C12]*6)" office:value-type="float" office:value="639.58" calcext:value-type="float">
            <text:p>639,58</text:p>
          </table:table-cell>
          <table:table-cell table:style-name="ce6" table:number-columns-repeated="2"/>
          <table:table-cell table:style-name="ce10" table:formula="of:=[.C14]+[.F13]" office:value-type="float" office:value="754.48" calcext:value-type="float">
            <text:p>754,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 style:data-style-name="N2" text:time-value="15:41:59.16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3T15:02:45.920000000</meta:creation-date>
    <dc:date>2021-02-13T15:45:05.603000000</dc:date>
    <meta:editing-duration>PT9M42S</meta:editing-duration>
    <meta:editing-cycles>3</meta:editing-cycles>
    <meta:generator>LibreOffice/7.1.0.3$Windows_x86 LibreOffice_project/f6099ecf3d29644b5008cc8f48f42f4a40986e4c</meta:generator>
    <meta:document-statistic meta:table-count="1" meta:cell-count="23" meta:object-count="0"/>
  </office:meta>
</office:document-meta>
</file>